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20pt" style:font-size-asian="20pt" style:font-size-complex="20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eler Variablen</text:p>
      <text:p text:style-name="P2"><text:span text:style-name="T1">Kampf relevante Variablen:</text:span></text:p>
      <text:list xml:id="list6364197111485680070" text:style-name="L1">
        <text:list-item>
          <text:p text:style-name="P3"><text:span text:style-name="T1">Trefferpunkte</text:span></text:p>
        </text:list-item>
        <text:list-item>
          <text:p text:style-name="P3"><text:span text:style-name="T1">Ausdauer</text:span></text:p>
        </text:list-item>
        <text:list-item>
          <text:p text:style-name="P3"><text:span text:style-name="T1">Manna</text:span></text:p>
        </text:list-item>
        <text:list-item>
          <text:p text:style-name="P3"><text:span text:style-name="T1">Schadensresistenz</text:span></text:p>
        </text:list-item>
        <text:list-item>
          <text:p text:style-name="P3"><text:span text:style-name="T1">Magieresistenz</text:span></text:p>
          <text:p text:style-name="P3"><text:span text:style-name="T1">- Feuerresistenz </text:span></text:p>
          <text:p text:style-name="P3"><text:span text:style-name="T1">- Frostresistenz</text:span></text:p>
          <text:p text:style-name="P3"><text:span text:style-name="T1">- Schockresistenz</text:span></text:p>
          <text:p text:style-name="P3"><text:span text:style-name="T1">- Gewicht (Windresistenz)</text:span></text:p>
          <text:p text:style-name="P3"><text:span text:style-name="T1">- Sicht (Illusionsreistenz)</text:span></text:p>
        </text:list-item>
        <text:list-item>
          <text:p text:style-name="P3"><text:span text:style-name="T1">Skillwerte (Skill für z.B. Einhändig, Zweihändig, Blocken, Elementarmagie, usw.)</text:span></text:p>
        </text:list-item>
        <text:list-item>
          <text:p text:style-name="P3"><text:span text:style-name="T1">Giftresistenz</text:span></text:p>
        </text:list-item>
        <text:list-item>
          <text:p text:style-name="P3"><text:span text:style-name="T1">Krankheitsresistenz</text:span></text:p>
        </text:list-item>
        <text:list-item>
          <text:p text:style-name="P3"><text:span text:style-name="T1">Geschwindigkeit</text:span></text:p>
        </text:list-item>
        <text:list-item>
          <text:p text:style-name="P3"><text:span text:style-name="T1">Perks</text:span></text:p>
        </text:list-item>
        <text:list-item>
          <text:p text:style-name="P3"><text:span text:style-name="T1">Hörbarkeit</text:span></text:p>
        </text:list-item>
        <text:list-item>
          <text:p text:style-name="P3"><text:span text:style-name="T1"/></text:p>
          <text:p text:style-name="P3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umbering_20_Symbols" style:display-name="Numbering Symbols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l </meta:initial-creator>
    <meta:creation-date>2017-06-15T17:13:09.90</meta:creation-date>
    <dc:date>2017-06-15T17:29:03.90</dc:date>
    <dc:creator>Joel </dc:creator>
    <meta:editing-duration>PT15M52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18" meta:word-count="47" meta:character-count="368"/>
  </office:meta>
</office:document-meta>
</file>